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6600000100B1DB2154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048cm" svg:height="5.04cm" svg:x="1.052cm" svg:y="1.06cm">
          <draw:image xlink:href="Pictures/100000000000016600000100B1DB215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10T14:00:02</meta:creation-date>
    <dc:date>2016-06-10T14:00:47</dc:date>
    <meta:editing-duration>PT45S</meta:editing-duration>
    <meta:editing-cycles>1</meta:editing-cycles>
    <meta:document-statistic meta:object-count="1"/>
    <meta:generator>OpenOffice.org/3.4.1$Unix OpenOffice.org_project/341m1$Build-9593</meta:generator>
  </office:meta>
</office:document-meta>
</file>